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2665in" svg:height="4.785in" svg:x="6.8661in" svg:y="0.1724in">
            <draw:object draw:notify-on-update-of-ranges="Sheet1.A12:Sheet1.A17 Sheet1.A10:Sheet1.A10 Sheet1.C12:Sheet1.C17 Sheet1.A1:Sheet1.A1 Sheet1.C3:Sheet1.C8 Sheet1.A3:Sheet1.A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4677in" svg:height="4.6173in" svg:x="0.3839in" svg:y="0.361in">
            <draw:object draw:notify-on-update-of-ranges="Sheet1.A12:Sheet1.A17 Sheet1.A10:Sheet1.A10 Sheet1.E12:Sheet1.E17 Sheet1.A1:Sheet1.A1 Sheet1.C3:Sheet1.C8 Sheet1.A3:Sheet1.A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rix_mul with intrinsics, OMP using 8 threads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MFLOPS</text:p>
          </table:table-cell>
          <table:table-cell office:value-type="string" calcext:value-type="string">
            <text:p>GFLOPS</text:p>
          </table:table-cell>
          <table:table-cell table:number-columns-repeated="2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34055.727554" calcext:value-type="float">
            <text:p>34055.727554</text:p>
          </table:table-cell>
          <table:table-cell table:formula="of:=[.B3]/1000" office:value-type="float" office:value="34.055727554" calcext:value-type="float">
            <text:p>34.055727554</text:p>
          </table:table-cell>
          <table:table-cell table:number-columns-repeated="2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69628.474929" calcext:value-type="float">
            <text:p>69628.474929</text:p>
          </table:table-cell>
          <table:table-cell table:formula="of:=[.B4]/1000" office:value-type="float" office:value="69.628474929" calcext:value-type="float">
            <text:p>69.628474929</text:p>
          </table:table-cell>
          <table:table-cell table:number-columns-repeated="2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64544.252044" calcext:value-type="float">
            <text:p>64544.252044</text:p>
          </table:table-cell>
          <table:table-cell table:formula="of:=[.B5]/1000" office:value-type="float" office:value="64.544252044" calcext:value-type="float">
            <text:p>64.544252044</text:p>
          </table:table-cell>
          <table:table-cell table:number-columns-repeated="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94915.272966" calcext:value-type="float">
            <text:p>94915.272966</text:p>
          </table:table-cell>
          <table:table-cell table:formula="of:=[.B6]/1000" office:value-type="float" office:value="94.915272966" calcext:value-type="float">
            <text:p>94.915272966</text:p>
          </table:table-cell>
          <table:table-cell table:number-columns-repeated="2"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13540.364666" calcext:value-type="float">
            <text:p>113540.364666</text:p>
          </table:table-cell>
          <table:table-cell table:formula="of:=[.B7]/1000" office:value-type="float" office:value="113.540364666" calcext:value-type="float">
            <text:p>113.540364666</text:p>
          </table:table-cell>
          <table:table-cell table:number-columns-repeated="2"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123801.881139" calcext:value-type="float">
            <text:p>123801.881139</text:p>
          </table:table-cell>
          <table:table-cell table:formula="of:=[.B8]/1000" office:value-type="float" office:value="123.801881139" calcext:value-type="float">
            <text:p>123.80188113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matrix_mul with OpenCL and Block Optimizatio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MFLOPS</text:p>
          </table:table-cell>
          <table:table-cell office:value-type="string" calcext:value-type="string">
            <text:p>GFLOPS</text:p>
          </table:table-cell>
          <table:table-cell office:value-type="string" calcext:value-type="string">
            <text:p>MFLOPS_overhead</text:p>
          </table:table-cell>
          <table:table-cell office:value-type="string" calcext:value-type="string">
            <text:p>GFLOPS_overhead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51482.059282" calcext:value-type="float">
            <text:p>51482.059282</text:p>
          </table:table-cell>
          <table:table-cell table:formula="of:=[.B12]/1000" office:value-type="float" office:value="51.482059282" calcext:value-type="float">
            <text:p>51.482059282</text:p>
          </table:table-cell>
          <table:table-cell office:value-type="float" office:value="74.908748" calcext:value-type="float">
            <text:p>74.908748</text:p>
          </table:table-cell>
          <table:table-cell table:formula="of:=[.D12]/1000" office:value-type="float" office:value="0.074908748" calcext:value-type="float">
            <text:p>0.074908748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20775.12393" calcext:value-type="float">
            <text:p>120775.12393</text:p>
          </table:table-cell>
          <table:table-cell table:formula="of:=[.B13]/1000" office:value-type="float" office:value="120.77512393" calcext:value-type="float">
            <text:p>120.77512393</text:p>
          </table:table-cell>
          <table:table-cell office:value-type="float" office:value="570.539309" calcext:value-type="float">
            <text:p>570.539309</text:p>
          </table:table-cell>
          <table:table-cell table:formula="of:=[.D13]/1000" office:value-type="float" office:value="0.570539309" calcext:value-type="float">
            <text:p>0.570539309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62540.691952" calcext:value-type="float">
            <text:p>162540.691952</text:p>
          </table:table-cell>
          <table:table-cell table:formula="of:=[.B14]/1000" office:value-type="float" office:value="162.540691952" calcext:value-type="float">
            <text:p>162.540691952</text:p>
          </table:table-cell>
          <table:table-cell office:value-type="float" office:value="4789.876784" calcext:value-type="float">
            <text:p>4789.876784</text:p>
          </table:table-cell>
          <table:table-cell table:formula="of:=[.D14]/1000" office:value-type="float" office:value="4.789876784" calcext:value-type="float">
            <text:p>4.789876784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158738.51897" calcext:value-type="float">
            <text:p>158738.51897</text:p>
          </table:table-cell>
          <table:table-cell table:formula="of:=[.B15]/1000" office:value-type="float" office:value="158.73851897" calcext:value-type="float">
            <text:p>158.73851897</text:p>
          </table:table-cell>
          <table:table-cell office:value-type="float" office:value="35387.201364" calcext:value-type="float">
            <text:p>35387.201364</text:p>
          </table:table-cell>
          <table:table-cell table:formula="of:=[.D15]/1000" office:value-type="float" office:value="35.387201364" calcext:value-type="float">
            <text:p>35.387201364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132697.51401" calcext:value-type="float">
            <text:p>132697.51401</text:p>
          </table:table-cell>
          <table:table-cell table:formula="of:=[.B16]/1000" office:value-type="float" office:value="132.69751401" calcext:value-type="float">
            <text:p>132.69751401</text:p>
          </table:table-cell>
          <table:table-cell office:value-type="float" office:value="90230.904929" calcext:value-type="float">
            <text:p>90230.904929</text:p>
          </table:table-cell>
          <table:table-cell table:formula="of:=[.D16]/1000" office:value-type="float" office:value="90.230904929" calcext:value-type="float">
            <text:p>90.230904929</text:p>
          </table:table-cell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129547.657567" calcext:value-type="float">
            <text:p>129547.657567</text:p>
          </table:table-cell>
          <table:table-cell table:formula="of:=[.B17]/1000" office:value-type="float" office:value="129.547657567" calcext:value-type="float">
            <text:p>129.547657567</text:p>
          </table:table-cell>
          <table:table-cell office:value-type="float" office:value="121082.905335" calcext:value-type="float">
            <text:p>121082.905335</text:p>
          </table:table-cell>
          <table:table-cell table:formula="of:=[.D17]/1000" office:value-type="float" office:value="121.082905335" calcext:value-type="float">
            <text:p>121.082905335</text:p>
          </table:table-cell>
        </table:table-row>
        <table:table-row table:style-name="ro3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av Kukreja</meta:initial-creator>
    <meta:creation-date>2013-12-15T23:39:22.983453626</meta:creation-date>
    <dc:date>2013-12-16T00:31:16.136157849</dc:date>
    <dc:creator>Gaurav Kukreja</dc:creator>
    <meta:editing-duration>PT4M20S</meta:editing-duration>
    <meta:editing-cycles>1</meta:editing-cycles>
    <meta:document-statistic meta:table-count="1" meta:cell-count="56" meta:object-count="2"/>
    <meta:generator>LibreOffice/4.1.2.3$Linux_X86_64 LibreOffice_project/4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58cm" svg:height="12.155cm" xlink:href=".." xlink:type="simple" chart:class="chart:scatter" chart:style-name="ch1">
        <chart:title svg:x="4.449cm" svg:y="0.379cm" chart:style-name="ch2">
          <text:p>Matrix Multiplication - OCL vs OMP (8 Threads)</text:p>
        </chart:title>
        <chart:subtitle svg:x="5.772cm" svg:y="1.427cm" chart:style-name="ch3">
          <text:p>Considering time only for kernel in OCL</text:p>
        </chart:subtitle>
        <chart:plot-area chart:style-name="ch4" table:cell-range-address="Sheet1.A12:Sheet1.A17 Sheet1.A10:Sheet1.A10 Sheet1.C12:Sheet1.C17 Sheet1.A1:Sheet1.A1 Sheet1.C3:Sheet1.C8" chart:data-source-has-labels="row" svg:x="1.38cm" svg:y="2.622cm" svg:width="16.34cm" svg:height="8.309cm">
          <chartooo:coordinate-region svg:x="2.187cm" svg:y="2.821cm" svg:width="15.161cm" svg:height="7.463cm"/>
          <chart:axis chart:dimension="x" chart:name="primary-x" chart:style-name="ch5">
            <chart:title svg:x="9.083cm" svg:y="11.174cm" chart:style-name="ch6">
              <text:p>Width</text:p>
            </chart:title>
          </chart:axis>
          <chart:axis chart:dimension="y" chart:name="primary-y" chart:style-name="ch5">
            <chart:title svg:x="0.451cm" svg:y="7.481cm" chart:style-name="ch7">
              <text:p>GFLOP/s</text:p>
            </chart:title>
            <chart:grid chart:style-name="ch8" chart:class="major"/>
          </chart:axis>
          <chart:series chart:style-name="ch9" chart:values-cell-range-address="Sheet1.C12:Sheet1.C17" chart:label-cell-address="Sheet1.A10:Sheet1.A10" chart:class="chart:scatter">
            <chart:domain table:cell-range-address="Sheet1.A12:Sheet1.A17"/>
            <chart:data-point chart:repeated="6"/>
          </chart:series>
          <chart:series chart:style-name="ch10" chart:values-cell-range-address="Sheet1.C3:Sheet1.C8" chart:label-cell-address="Sheet1.A1:Sheet1.A1" chart:class="chart:scatter">
            <chart:domain table:cell-range-address="Sheet1.A3:Sheet1.A8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trix_mul with OpenCL and Block Optimization</text:p>
                <draw:g>
                  <svg:desc>Sheet1.A10:Sheet1.A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trix_mul with intrinsics, OMP using 8 threads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A12:Sheet1.A17</svg:desc>
                </draw:g>
              </table:table-cell>
              <table:table-cell office:value-type="float" office:value="51.482059282">
                <text:p>51.482059282</text:p>
                <draw:g>
                  <svg:desc>Sheet1.C12:Sheet1.C17</svg:desc>
                </draw:g>
              </table:table-cell>
              <table:table-cell office:value-type="float" office:value="256">
                <text:p>256</text:p>
                <draw:g>
                  <svg:desc>Sheet1.A3:Sheet1.A8</svg:desc>
                </draw:g>
              </table:table-cell>
              <table:table-cell office:value-type="float" office:value="34.055727554">
                <text:p>34.055727554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120.77512393">
                <text:p>120.77512393</text:p>
              </table:table-cell>
              <table:table-cell office:value-type="float" office:value="512">
                <text:p>512</text:p>
              </table:table-cell>
              <table:table-cell office:value-type="float" office:value="69.628474929">
                <text:p>69.628474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162.540691952">
                <text:p>162.540691952</text:p>
              </table:table-cell>
              <table:table-cell office:value-type="float" office:value="1024">
                <text:p>1024</text:p>
              </table:table-cell>
              <table:table-cell office:value-type="float" office:value="64.544252044">
                <text:p>64.544252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158.73851897">
                <text:p>158.73851897</text:p>
              </table:table-cell>
              <table:table-cell office:value-type="float" office:value="2048">
                <text:p>2048</text:p>
              </table:table-cell>
              <table:table-cell office:value-type="float" office:value="94.915272966">
                <text:p>94.91527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132.69751401">
                <text:p>132.69751401</text:p>
              </table:table-cell>
              <table:table-cell office:value-type="float" office:value="4096">
                <text:p>4096</text:p>
              </table:table-cell>
              <table:table-cell office:value-type="float" office:value="113.540364666">
                <text:p>113.540364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2">
                <text:p>8192</text:p>
              </table:table-cell>
              <table:table-cell office:value-type="float" office:value="129.547657567">
                <text:p>129.547657567</text:p>
              </table:table-cell>
              <table:table-cell office:value-type="float" office:value="8192">
                <text:p>8192</text:p>
              </table:table-cell>
              <table:table-cell office:value-type="float" office:value="123.801881139">
                <text:p>123.801881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69cm" svg:height="11.729cm" xlink:href=".." xlink:type="simple" chart:class="chart:scatter" chart:style-name="ch1">
        <chart:title svg:x="4.704cm" svg:y="0.37cm" chart:style-name="ch2">
          <text:p>Matrix Multiplication - OCL vs OMP (8 Threads)</text:p>
        </chart:title>
        <chart:subtitle svg:x="5.961cm" svg:y="1.409cm" chart:style-name="ch3">
          <text:p>Considering time with overhead for OCL</text:p>
        </chart:subtitle>
        <chart:plot-area chart:style-name="ch4" table:cell-range-address="Sheet1.A12:Sheet1.A17 Sheet1.A10:Sheet1.A10 Sheet1.E12:Sheet1.E17 Sheet1.A1:Sheet1.A1 Sheet1.C3:Sheet1.C8" chart:data-source-has-labels="row" svg:x="1.39cm" svg:y="2.586cm" svg:width="16.821cm" svg:height="7.928cm">
          <chartooo:coordinate-region svg:x="2.197cm" svg:y="2.786cm" svg:width="15.642cm" svg:height="7.081cm"/>
          <chart:axis chart:dimension="x" chart:name="primary-x" chart:style-name="ch5">
            <chart:title svg:x="9.333cm" svg:y="10.748cm" chart:style-name="ch6">
              <text:p>Width</text:p>
            </chart:title>
          </chart:axis>
          <chart:axis chart:dimension="y" chart:name="primary-y" chart:style-name="ch5">
            <chart:title svg:x="0.451cm" svg:y="7.255cm" chart:style-name="ch7">
              <text:p>GFLOP/s</text:p>
            </chart:title>
            <chart:grid chart:style-name="ch8" chart:class="major"/>
          </chart:axis>
          <chart:series chart:style-name="ch9" chart:values-cell-range-address="Sheet1.E12:Sheet1.E17" chart:label-cell-address="Sheet1.A10:Sheet1.A10" chart:class="chart:scatter">
            <chart:domain table:cell-range-address="Sheet1.A12:Sheet1.A17"/>
            <chart:data-point chart:repeated="6"/>
          </chart:series>
          <chart:series chart:style-name="ch10" chart:values-cell-range-address="Sheet1.C3:Sheet1.C8" chart:label-cell-address="Sheet1.A1:Sheet1.A1" chart:class="chart:scatter">
            <chart:domain table:cell-range-address="Sheet1.A3:Sheet1.A8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trix_mul with OpenCL and Block Optimization</text:p>
                <draw:g>
                  <svg:desc>Sheet1.A10:Sheet1.A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atrix_mul with intrinsics, OMP using 8 threads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A12:Sheet1.A17</svg:desc>
                </draw:g>
              </table:table-cell>
              <table:table-cell office:value-type="float" office:value="0.074908748">
                <text:p>0.074908748</text:p>
                <draw:g>
                  <svg:desc>Sheet1.E12:Sheet1.E17</svg:desc>
                </draw:g>
              </table:table-cell>
              <table:table-cell office:value-type="float" office:value="256">
                <text:p>256</text:p>
                <draw:g>
                  <svg:desc>Sheet1.A3:Sheet1.A8</svg:desc>
                </draw:g>
              </table:table-cell>
              <table:table-cell office:value-type="float" office:value="34.055727554">
                <text:p>34.055727554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0.570539309">
                <text:p>0.570539309</text:p>
              </table:table-cell>
              <table:table-cell office:value-type="float" office:value="512">
                <text:p>512</text:p>
              </table:table-cell>
              <table:table-cell office:value-type="float" office:value="69.628474929">
                <text:p>69.628474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">
                <text:p>1024</text:p>
              </table:table-cell>
              <table:table-cell office:value-type="float" office:value="4.789876784">
                <text:p>4.789876784</text:p>
              </table:table-cell>
              <table:table-cell office:value-type="float" office:value="1024">
                <text:p>1024</text:p>
              </table:table-cell>
              <table:table-cell office:value-type="float" office:value="64.544252044">
                <text:p>64.544252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8">
                <text:p>2048</text:p>
              </table:table-cell>
              <table:table-cell office:value-type="float" office:value="35.387201364">
                <text:p>35.387201364</text:p>
              </table:table-cell>
              <table:table-cell office:value-type="float" office:value="2048">
                <text:p>2048</text:p>
              </table:table-cell>
              <table:table-cell office:value-type="float" office:value="94.915272966">
                <text:p>94.91527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90.230904929">
                <text:p>90.230904929</text:p>
              </table:table-cell>
              <table:table-cell office:value-type="float" office:value="4096">
                <text:p>4096</text:p>
              </table:table-cell>
              <table:table-cell office:value-type="float" office:value="113.540364666">
                <text:p>113.5403646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2">
                <text:p>8192</text:p>
              </table:table-cell>
              <table:table-cell office:value-type="float" office:value="121.082905335">
                <text:p>121.082905335</text:p>
              </table:table-cell>
              <table:table-cell office:value-type="float" office:value="8192">
                <text:p>8192</text:p>
              </table:table-cell>
              <table:table-cell office:value-type="float" office:value="123.801881139">
                <text:p>123.801881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